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71.5pt" svg:y="35.97pt">
            <loext:p draw:notify-on-update-of-ranges="Sheet1.B1:Sheet1.B1 Sheet1.B2:Sheet1.B626 Sheet1.C1:Sheet1.C1 Sheet1.C2:Sheet1.C6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cap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e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23pt" svg:x="202.28pt" svg:y="60.24pt">
            <loext:p draw:notify-on-update-of-ranges="Sheet2.A1:Sheet2.A1 Sheet2.A2:Sheet2.A6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66.84pt" svg:y="2.83pt">
            <loext:p draw:notify-on-update-of-ranges="Sheet3.A1:Sheet3.A1 Sheet3.A2:Sheet3.A6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data-type="automatic"/>
          </table:sort>
        </table:database-range>
        <table:database-range table:name="__Anonymous_Sheet_DB__1" table:target-range-address="Sheet2.A1:Sheet2.A1048576">
          <table:sort>
            <table:sort-by table:field-number="0" table:data-type="automatic"/>
          </table:sort>
        </table:database-range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5:53:40.737205133</meta:creation-date>
    <dc:date>2017-02-23T14:32:25.642657390</dc:date>
    <meta:editing-duration>P1DT19H45M39S</meta:editing-duration>
    <meta:editing-cycles>1</meta:editing-cycles>
    <meta:document-statistic meta:table-count="3" meta:cell-count="3130" meta:object-count="3"/>
    <meta:generator>LibreOffice/5.2.4.2.1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27cm" svg:y="4.201cm" style:legend-expansion="high" chart:style-name="ch2"/>
        <chart:plot-area chart:style-name="ch3" table:cell-range-address="Sheet1.B1:Sheet1.C626" chart:data-source-has-labels="row" svg:x="0.32cm" svg:y="0.18cm" svg:width="14.287cm" svg:height="8.64cm">
          <chartooo:coordinate-region svg:x="0.941cm" svg:y="0.379cm" svg:width="13.4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26" chart:label-cell-address="Sheet1.C1:Sheet1.C1" chart:class="chart:scatter">
            <chart:domain table:cell-range-address="Sheet1.B2:Sheet1.B626"/>
            <chart:data-point chart:repeated="6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626</svg:desc>
                </draw:g>
              </table:table-cell>
              <table:table-cell office:value-type="float" office:value="5">
                <text:p>5</text:p>
                <draw:g>
                  <svg:desc>Sheet1.C2:Sheet1.C6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4.61cm" svg:y="4.203cm" style:legend-expansion="high" chart:style-name="ch2"/>
        <chart:plot-area chart:style-name="ch3" table:cell-range-address="Sheet2.A1:Sheet2.A626" chart:data-source-has-labels="row" svg:x="0.32cm" svg:y="0.18cm" svg:width="13.97cm" svg:height="8.645cm">
          <chartooo:coordinate-region svg:x="0.756cm" svg:y="0.301cm" svg:width="13.415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626" chart:label-cell-address="Sheet2.A1:Sheet2.A1" chart:class="chart:bar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6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4.201cm" style:legend-expansion="high" chart:style-name="ch2"/>
        <chart:plot-area chart:style-name="ch3" table:cell-range-address="Sheet3.A1:Sheet3.A626" chart:data-source-has-labels="row" svg:x="0.32cm" svg:y="0.18cm" svg:width="14.049cm" svg:height="8.64cm">
          <chartooo:coordinate-region svg:x="1.127cm" svg:y="0.301cm" svg:width="13.24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2:Sheet3.A626" chart:label-cell-address="Sheet3.A1:Sheet3.A1" chart:class="chart:bar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</text:p>
                <draw:g>
                  <svg:desc>Sheet3.A1:Sheet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A2:Sheet3.A6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